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5f3bf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f5fa0" officeooo:paragraph-rsid="00166804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itle">
      <style:text-properties officeooo:rsid="0022ae5e" officeooo:paragraph-rsid="0022ae5e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f5fa0" officeooo:paragraph-rsid="00380180"/>
    </style:style>
    <style:style style:name="T1" style:family="text">
      <style:text-properties officeooo:rsid="0035e9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看不見的東西</text:p>
      <text:p text:style-name="P4"/>
      <text:p text:style-name="P1">有一種看不見的東西</text:p>
      <text:p text:style-name="P1">比鬼還恐怖</text:p>
      <text:p text:style-name="P1">鬼不曾傷人</text:p>
      <text:p text:style-name="P1">但它卻常常害人</text:p>
      <text:p text:style-name="P2">你以爲你看見了它 又好像沒看見</text:p>
      <text:p text:style-name="P1">但它卻一直在那裏</text:p>
      <text:p text:style-name="P1">在那裏注視着你</text:p>
      <text:p text:style-name="P1">當你發現時</text:p>
      <text:p text:style-name="P1">或許 烏鴉正飛向你的土包頭</text:p>
      <text:p text:style-name="P1">灰色的天空</text:p>
      <text:p text:style-name="P1">留下一道黑色的痕跡</text:p>
      <text:p text:style-name="P1"/>
      <text:p text:style-name="P1">有一種看不見的東西</text:p>
      <text:p text:style-name="P1">比鬼還恐怖</text:p>
      <text:p text:style-name="P1">它看着你所做的一切</text:p>
      <text:p text:style-name="P1">比如某個酒後的夜晚</text:p>
      <text:p text:style-name="P1">電扇突然開了</text:p>
      <text:p text:style-name="P1">對着你的頭</text:p>
      <text:p text:style-name="P1">吹了一夜</text:p>
      <text:p text:style-name="P1">然後</text:p>
      <text:p text:style-name="P1">就有人過來幫你量體溫</text:p>
      <text:p text:style-name="P1">說是新規定</text:p>
      <text:p text:style-name="P1">大家都要測量</text:p>
      <text:p text:style-name="P3">爲了防疫需要</text:p>
      <text:p text:style-name="P3"/>
      <text:p text:style-name="P3">有一種看不見的東西</text:p>
      <text:p text:style-name="P3">比鬼還恐怖</text:p>
      <text:p text:style-name="P3">就像失靈的中國攝像頭</text:p>
      <text:p text:style-name="P3">你要的</text:p>
      <text:p text:style-name="P3">它說沒有</text:p>
      <text:p text:style-name="P3">你不要的</text:p>
      <text:p text:style-name="P3">它說全都有</text:p>
      <text:p text:style-name="P3">又像是公交站臺失靈的風扇</text:p>
      <text:p text:style-name="P3">它吹了一夜</text:p>
      <text:p text:style-name="P3">也陪了你一夜</text:p>
      <text:p text:style-name="P3">這東西啊</text:p>
      <text:p text:style-name="P3">比鬼還勤勞</text:p>
      <text:p text:style-name="P3"><text:soft-page-break/>它是不睡覺的</text:p>
      <text:p text:style-name="P3"/>
      <text:p text:style-name="P6">有一種看不見的東西</text:p>
      <text:p text:style-name="P3">比鬼還恐怖</text:p>
      <text:p text:style-name="P3">不管今生 你是</text:p>
      <text:p text:style-name="P3">看見或者看不見</text:p>
      <text:p text:style-name="P3">你想要的答案</text:p>
      <text:p text:style-name="P3">烏鴉都會化着你的知心愛人</text:p>
      <text:p text:style-name="P3">在你的墳頭</text:p>
      <text:p text:style-name="P3">或高聲</text:p>
      <text:p text:style-name="P3">或低語</text:p>
      <text:p text:style-name="P3">反復告訴你</text:p>
      <text:p text:style-name="P3"/>
      <text:p text:style-name="P3">你看見了吧</text:p>
      <text:p text:style-name="P3">你相信了吧</text:p>
      <text:p text:style-name="P3"/>
      <text:p text:style-name="P3">--- <text:span text:style-name="T1">2021年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2-31T12:35:09.760385391</dc:date>
    <meta:editing-duration>PT1H21M41S</meta:editing-duration>
    <meta:editing-cycles>47</meta:editing-cycles>
    <meta:document-statistic meta:table-count="0" meta:image-count="0" meta:object-count="0" meta:page-count="2" meta:paragraph-count="50" meta:word-count="320" meta:character-count="329" meta:non-whitespace-character-count="325"/>
  </office:meta>
</office:document-meta>
</file>